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9c35c" officeooo:paragraph-rsid="0019c35c"/>
    </style:style>
    <style:style style:name="P2" style:family="paragraph" style:parent-style-name="Standard">
      <style:text-properties officeooo:rsid="001a8e28" officeooo:paragraph-rsid="001a8e28"/>
    </style:style>
    <style:style style:name="P3" style:family="paragraph" style:parent-style-name="Standard">
      <style:text-properties fo:font-weight="normal" officeooo:rsid="001a8e28" officeooo:paragraph-rsid="001bfd6a" style:font-weight-asian="normal" style:font-weight-complex="normal"/>
    </style:style>
    <style:style style:name="P4" style:family="paragraph" style:parent-style-name="Standard">
      <style:text-properties fo:font-weight="normal" officeooo:rsid="001bfd6a" officeooo:paragraph-rsid="001bfd6a" style:font-weight-asian="normal" style:font-weight-complex="normal"/>
    </style:style>
    <style:style style:name="P5" style:family="paragraph" style:parent-style-name="Standard">
      <style:text-properties officeooo:paragraph-rsid="001bfd6a"/>
    </style:style>
    <style:style style:name="P6" style:family="paragraph" style:parent-style-name="Header">
      <style:text-properties officeooo:rsid="0019c35c" officeooo:paragraph-rsid="0019c35c"/>
    </style:style>
    <style:style style:name="T1" style:family="text">
      <style:text-properties officeooo:rsid="001a6afc"/>
    </style:style>
    <style:style style:name="T2" style:family="text">
      <style:text-properties style:text-position="super 58%"/>
    </style:style>
    <style:style style:name="T3" style:family="text">
      <style:text-properties style:text-position="super 58%" style:font-name="Liberation Serif" fo:font-size="12pt" fo:language="en" fo:country="US" style:font-size-asian="12pt" style:font-name-complex="Times New Roman1" style:font-size-complex="12pt"/>
    </style:style>
    <style:style style:name="T4" style:family="text">
      <style:text-properties style:text-position="super 58%" style:font-name="Liberation Serif" fo:font-size="12pt" fo:language="en" fo:country="US" officeooo:rsid="001c7a94" style:font-size-asian="12pt" style:font-name-complex="Times New Roman1" style:font-size-complex="12pt"/>
    </style:style>
    <style:style style:name="T5" style:family="text">
      <style:text-properties style:text-position="super 58%" style:font-name="Liberation Serif" fo:font-size="12pt" fo:language="en" fo:country="US" officeooo:rsid="001ee4f0" style:font-size-asian="12pt" style:font-name-complex="Times New Roman1" style:font-size-complex="12pt"/>
    </style:style>
    <style:style style:name="T6" style:family="text">
      <style:text-properties style:font-name="Liberation Serif" fo:font-size="12pt" fo:language="en" fo:country="US" style:font-size-asian="12pt" style:font-name-complex="Times New Roman1" style:font-size-complex="12pt"/>
    </style:style>
    <style:style style:name="T7" style:family="text">
      <style:text-properties style:font-name="Liberation Serif" fo:font-size="12pt" fo:language="en" fo:country="US" officeooo:rsid="001b1994" style:font-size-asian="12pt" style:font-name-complex="Times New Roman1" style:font-size-complex="12pt"/>
    </style:style>
    <style:style style:name="T8" style:family="text">
      <style:text-properties style:font-name="Liberation Serif" fo:font-size="12pt" fo:language="en" fo:country="US" officeooo:rsid="001bfd6a" style:font-size-asian="12pt" style:font-name-complex="Times New Roman1" style:font-size-complex="12pt"/>
    </style:style>
    <style:style style:name="T9" style:family="text">
      <style:text-properties style:font-name="Liberation Serif" fo:font-size="12pt" fo:language="en" fo:country="US" officeooo:rsid="001c7a94" style:font-size-asian="12pt" style:font-name-complex="Times New Roman1" style:font-size-complex="12pt"/>
    </style:style>
    <style:style style:name="T10" style:family="text">
      <style:text-properties style:font-name="Liberation Serif" fo:font-size="12pt" fo:language="en" fo:country="US" officeooo:rsid="001e6dbb" style:font-size-asian="12pt" style:font-name-complex="Times New Roman1" style:font-size-complex="12pt"/>
    </style:style>
    <style:style style:name="T11" style:family="text">
      <style:text-properties style:font-name="Liberation Serif" fo:font-size="12pt" fo:language="en" fo:country="US" officeooo:rsid="001ee4f0" style:font-size-asian="12pt" style:font-name-complex="Times New Roman1" style:font-size-complex="12pt"/>
    </style:style>
    <style:style style:name="T12" style:family="text">
      <style:text-properties style:font-name="Liberation Serif" fo:font-size="12pt" fo:language="en" fo:country="US" fo:font-weight="bold" style:font-size-asian="12pt" style:font-weight-asian="bold" style:font-name-complex="Times New Roman1" style:font-size-complex="12pt" style:font-weight-complex="bold"/>
    </style:style>
    <style:style style:name="T13" style:family="text">
      <style:text-properties style:font-name="Liberation Serif" fo:font-size="12pt" fo:language="en" fo:country="US" fo:font-weight="normal" officeooo:rsid="001bfd6a" style:font-size-asian="12pt" style:font-weight-asian="normal" style:font-name-complex="Times New Roman1" style:font-size-complex="12pt" style:font-weight-complex="normal"/>
    </style:style>
    <style:style style:name="T14" style:family="text">
      <style:text-properties style:font-name="Liberation Serif" fo:font-size="12pt" fo:language="en" fo:country="US" fo:font-weight="normal" officeooo:rsid="001c7a94" style:font-size-asian="12pt" style:font-weight-asian="normal" style:font-name-complex="Times New Roman1" style:font-size-complex="12pt" style:font-weight-complex="normal"/>
    </style:style>
    <style:style style:name="T15" style:family="text">
      <style:text-properties style:text-position="0% 100%" style:font-name="Liberation Serif" fo:font-size="12pt" fo:language="en" fo:country="US" officeooo:rsid="001ee4f0"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1.) The problem with <text:span text:style-name="T1">RSA_OESB is the key and R value size is too low that makes brute force valid option. Therefore, two for loop to find R and message is enough. Message have to be between 1000 and 9999 and the possible options for R is 128 number. Therefore we can encrypt each R and PIN pair and trying to find correspondence to the ciphertext. Please check RSA_OAEB.py for details. The PIN is 5377 and R value is 157.</text:span></text:p>
      <text:p text:style-name="P1"/>
      <text:p text:style-name="P2">2.) The design flaw is upper bound of k value is too low that enables exhaustive search. All we have to do is search k value one by one since g p and r values are given. Please check Elgamal.py for details. K value founded 17106. To find message we need to find “temp = mod_inv(h<text:span text:style-name="T2">k</text:span>,p)”. Since h and p values are already given, we were able to calculate temp variable. Also I want to remind that message is (temp*t %p). The message is “<text:span text:style-name="T12">My favorite machine at the gym is the vending machine”.</text:span></text:p>
      <text:p text:style-name="P2"><text:span text:style-name="T12"/></text:p>
      <text:p text:style-name="P3"><text:span text:style-name="T6">3.) <text:s/>Ticket Granting Server </text:span><text:span text:style-name="T7">have to provide</text:span><text:span text:style-name="T6"> the identity of the server </text:span><text:span text:style-name="T7">for security in responding process</text:span><text:span text:style-name="T6">. (EKCG (S, KCS),EKSG (C, TS3, LT, KCS) ) </text:span><text:span text:style-name="T7">stands for respond </text:span><text:span text:style-name="T6">and EKSG (C, TS3, LT, KCS) <text:s/>is the ticket </text:span><text:span text:style-name="T7">between</text:span><text:span text:style-name="T6"> client </text:span><text:span text:style-name="T7">and</text:span><text:span text:style-name="T6"> server. </text:span><text:span text:style-name="T7">This helps authorize the client into to server.</text:span><text:span text:style-name="T6"> EKCG (S, KCS) is used for the server’s identity </text:span><text:span text:style-name="T8">otherwise any service is not possible.</text:span><text:span text:style-name="T6"> </text:span><text:span text:style-name="T8">Of course, this ticket can be used for all services for its lifetime</text:span><text:span text:style-name="T6">. In that case client would be able to access any service with the ticket that he granted from the ticket granting service. If the identity of the server was not included, then Cliff can use the ticket for any server </text:span><text:span text:style-name="T8">or multiple</text:span><text:span text:style-name="T6"> servers for which he did not have authorization to access.</text:span></text:p>
      <text:p text:style-name="P3"><text:span text:style-name="T6"/></text:p>
      <text:p text:style-name="P4"><text:span text:style-name="T6">4.) <text:s/>To achieve forward secrecy they have to obey station and station protocol. Forward secrecy means using long-term public key to secure channel whereas, using sessions key for the communication. In station by station protocol Alice and Bob have </text:span><text:span text:style-name="T11">their own secret keys lets say x and y. However, they both know the public keys a</text:span><text:span text:style-name="T5">y</text:span><text:span text:style-name="T15"> and a</text:span><text:span text:style-name="T5">x</text:span><text:span text:style-name="T15"> public keys. <text:s/>Alice and Bob can take power these public keys with their own private keys and obtain same result T. In that way they can both hash the T value with concativate of Params and reach the same result. In that way they can sign this result and decrypt to same result and verify the authentication. The citation is ch11_handout.pdf page 7. </text:span></text:p>
      <text:p text:style-name="P4"><text:span text:style-name="T6"/></text:p>
      <text:p text:style-name="P5"><text:span text:style-name="T13">5.) </text:span><text:span text:style-name="T14">To calculate alfa we have to use the formula </text:span><text:span text:style-name="T6">a</text:span><text:span text:style-name="T9">lfa</text:span><text:span text:style-name="T6"> = (sihj − sjhix)(sjrix − sirj )</text:span><text:span text:style-name="T3">-</text:span><text:span text:style-name="T4">1</text:span><text:span text:style-name="T6"> (mod q). </text:span><text:span text:style-name="T10">There is no active usage of k1 and k2 however the coeffcients between them which is 2 have to be used to generate alfa. Because the x value is 2 and alfa value is </text:span><text:span text:style-name="T6">482061878283805054797834433118192109249147480995. </text:span><text:span text:style-name="T10">Also, I added two verification to verify the messages for message1 and message2. Please check DSA.py for detai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c35c" officeooo:paragraph-rsid="0019c35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S411/507 Homework #4</text:p>
        <text:p text:style-name="MP1">Hakan Buğra Erentuğ 2363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9:46:00.191543910</meta:creation-date>
    <dc:date>2019-12-01T22:40:34.722921524</dc:date>
    <meta:editing-duration>PT15S</meta:editing-duration>
    <meta:editing-cycles>1</meta:editing-cycles>
    <meta:document-statistic meta:table-count="0" meta:image-count="0" meta:object-count="0" meta:page-count="1" meta:paragraph-count="7" meta:word-count="504" meta:character-count="2792" meta:non-whitespace-character-count="2289"/>
    <meta:generator>LibreOffice/6.0.7.3$Linux_X86_64 LibreOffice_project/00m0$Build-3</meta:generator>
  </office:meta>
</office:document-meta>
</file>